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P2" style:family="paragraph" style:parent-style-name="Standard">
      <style:text-properties fo:language="el" fo:country="GR" officeooo:rsid="000d82ca" officeooo:paragraph-rsid="000d82ca" style:language-complex="sa" style:country-complex="IN"/>
    </style:style>
    <style:style style:name="T1" style:family="text">
      <style:text-properties fo:language="grc" fo:country="GR" officeooo:rsid="00100d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AncientGreek_3a__20_Ἀρχαία_20_ἑλληνικά"><text:span text:style-name="T1">Οὕτως εἰπὼν ἐξώρμησε τῶνπυλῶν ὁ λαμπρὸς Ἕ κτωρ ~ σὺν αὐτῷ δὲ καὶ ᾿Αλέξανδρος ἐπορέυετο ὁ ἀ δελφὸς · ἐν τῇ ψυχῇ δὲ ἀμφότεροι προεθυμήθησαν πο λεμεῖν καὶ μάχεσθαι. ὥσπερ δὲ ὁ Θεὸς τοῖς ναύταις ἐπιθυμοῦσι παρέσχεν ἄνεμον ἔυφορον καὶ ἐπιτήδειον , ἐπειδὰν κακοπαθήσωσι , ταῖς καλῶς ἐξεσμέναις ἐλατίναις κώπαις ἐλαύνοντες τὸν πόντον , τῷ κόπῳ δὲ ὑπολέλυνται κατὰ τὰ μέλη · οὕτω δὴ οὗτοι τοῖς Τρωσὶν ἐπιθυμοῦσιν ἐφάνησαν . τότε ἀνεῖλον μὲν τὸν υἱὸν τοῦ βασιλέως ᾿Αρηϊθόου , τὸν ἐν τῇ ᾿Αρνῃ κατοικοῦντα , τὸν Μενέσθιον , ὅντινα ὁ κορυνήτης ἐγέννησεν ᾿Αρηίθοος , καὶ ἡ εὐόφθαλμος Φιλομέ δουσα . ὁ ῞Εκτωρ δὲ τὸν Ἠιονέα ἔτρωσε δόρατι οξει κατὰ τὸν αὐχένα , ὑπὸ τὴν σιδηρᾶν περικεφαλαίαν , διέλυσε δὲτὰ μέλη. Γλαῦκος δὲ ὁυἱὸς τοῦ Ἱππολόχου ὁ ἀρχηγὸς τῶν Λυκίων ἀνδρῶν ἔτρωσε τὸν Ἰφίνουν δόρατι , κατὰ τὴν ἰσχυρὰν μάχην , τὸν ὑπὸν τοῦ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5 el " Δεξίου , ἐπάνω τῶν ταχέων ἵππων πηδῶντα , κατὰ τὸν ὦμον · οὗτος δὲ ἐκ τῶν ἵππων εἰς γῆν κατέπεσε , διελύθησαν δὲ τὰ μέλη αὐτοῦ . Τούτους δὲ ἐπεια δὴ ἐθεάσατο ἡ Θεὰ ἡ εὐόφθαλμος ᾿Αθηνᾶ , ἀναιροῦν τὰς τοὺς Ἕλληνας ἐν τῇ ἰσχυρᾷ μάχη , κατέβη δη ἀπὸ τῶν τοῦ οὐρανοῦ ἐξοχῶν ὁρμήσασα εἰς τὴν ἱε ρὰν Ἴλιον · ταύτῃ δ᾽ ἐξεναντίας ὥρμησεν ὁ ᾿Απόλλων, ἐκ τῆς ἀκροπόλεως θεασάμενος , τοῖς Τρῳσὶ δὲ νίκην ἐβούλετο . Οὗτοι δὲ ἀλλήλοις συνήντησαν παρὰ τῇ δρυΐ . Πρὸς ταύτην δὲ πρότερον εἶπεν ὁ υἱὸς τοῦ Διὸς ὁ βασιλεὺς ᾿Απόλλων · Τίποτε σὺ προθύμως ὁρμῶσα, ὦ θύγατερ τοῦ μεγάλου Διὸς , κατῆλθες ἀπὸ τοῦ οὐρανοῦ , μεγάλη δέ σε ὀργὴ ἐφώρμησεν ; ἢ ὅπως τοῖς Ἕλλησι πολέμου νίκην έτεραλκῆ , ἤτοι γινο μένην ὅταν οἱ πρότερον νικήσαντες ἐξ ἑτεροδυναμίας τινὸς παρεισβαλούσης ηττηθῶσι, παράσχης ; ἐπειδὴ οὐδαμῶς ἐλεεῖς , καὶ οἰκτείρεις τοὺς Τρῶας ἀναιρους μένους · ἀλλ᾽ εἴ τι ὑπακούσοις μου , τοῦτο κατὰ πολὺ ἐπικερδέστερον ἂν εἴη · νῦν μὲν παύσωμεν τὸν πόλε μου καὶ τὴν μάχηνσήμερον· μετὰ ταῦτα δὲ πολεμήσουσιν , ἕως ἂν τὸ τέλος τῆς Ἰλίουκαταλάβωσιν , ἐπειδὴ οὕτως ἐςιν αρεσὸν ἐν τῇ ψυχῇ ὑμῖν ταῖς ἀθανά ται(οι) ς Θεαῖ(οι )ς ἐκπορθῆσαι τήν δε τὴν πόλιν . Πρὸς τέτον δὲ εἶπεν ἡ θεὰ ἡ εὐόφθαλμος Αθηνᾶ · Ἔσω ἔτως, ὦ ῎Απολλον πόῤῥωθεν ἐργαζόμενε · ταῦτα γὰρ φρονοῦσα καὶ ἐγώ , ἦλθον ἀπὸ τοῦ οὐρανοῦ πρὸς τοὺς Τρῷας καὶ Ἕλληνας · ἀλλ᾽ ἄγε εἰπὲ, πῶς προτεθύμῆσαι καταπαύσειν τὸν πόλεμον τῶν ἀνδρῶν. Πρὸς ταύτην δὲ εἶπεν ὁ βασιλεὺς Απόλλων ὁ υἱὸς τοῦ Διὸς · Τοῦ ῞Εκτορος προτρέψωμεν τὴν ἰσχυρὰν δύναμιν τοῦ ἱππικοῦ , εἴπού τινα τῶν Ἑλλήνων προκαλέσεται μόνος μόνῳ κατὰ βιαίαν ἐναντίωσιν πολεμῆσαι, ἐν τῇ χα λεπῇ μάχῃ · οἱ δὲ σιδήρῳ ὡπλισμένοι Ἕλληνες θαυμάσαντες , ἕνα ἂν μόνον ἐφορμήσειαν πολεμεῖν τῷ ἐνδόξῳ ῞Εκτορι . Οὕτως εἶπεν · ὑπήκουσε δὲ ἡ θεὰ ἡ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• ευόφθαλμος ᾿Αθηνᾶ · τούτων δὲ ὁ ῞Ελενος ὁ ἀγαπητὸς ὑἱὸς τοῦ Πριάμου ἐνόησεν ἐν τῇ ψυχῇ τὴν βουλὴν , ἣ δὴ τοῖς Θεοῖς βουλευομένοις ἤρεσκεν . ἔστη δὲ παρὰ τὸν Ἕκτορα πορευθεὶς , καὶ εἶπε πρὸς αὐτὸν λόγον ΩἝκτορ υιὲ τοῦ Πριάμου , ισοστάσιε τῷ Διὶ κατὰ τὴν βουλὴν , ἆρά τι πεισθείης μοι ; αὐτάδελφος δέ σόι εἰμι· τοὺς μὲν ἄλλους Τρῷας καὶ πάντας τοὺς Ἕλληνας καθῆσαι ποίησον · σὺ δὲ προκάλεσαι , ὅς τις ἄριστός ἐστιν Ἑλλήνων , πολεμῆσαι ἐν τῇ χαλεπῇ μάχη κατ᾽ ἐναντίωσιν βιαίαν · οὕπω γάρ σοι εἱμαρμένον ἐστὶν ἀποθανεῖν , καὶ </text:span></text:span><text:soft-page-break/><text:span text:style-name="AncientGreek_3a__20_Ἀρχαία_20_ἑλληνικά"><text:span text:style-name="T1">θάνατον ἐπισπάσασθαι · οὕτω γὰρ ἐγὼ ἤκουσα φωνὴν θεῶν τῶν ἀεὶ ὄντων Οὕτως εἶπεν · ὁ ῞Εκτωρ δὲἐχάρη ,ἀκούσας τὸν λόγον · καὶ δὴ εἰς τὸ μέσον ἐλθων , ἀνέστελλε τὰς τάξεις τῶν Τρῴων , λαβόμενος τοῦ δόρατος ἐκ τοῦ μέσου . οὗτοι δὲ σύμπαντες ἐκάθισαν . ἐκάθισε δὲ καὶ ᾿Αγαμέμνων τοὺς ἐυόπλους ῞Ἕλληνας · ἐκάθισαν δὲ καὶ ἡ ᾿Αθηνᾶ καὶ ὁ λαμπρότοξος Απόλλων , ὁμοιωθέντες ὄρνισιν αἰγυπιοῖς , ἐπὶ τῇ ὑψηλῇ δρυῒ τοῦ πατρὸς τοῦ Διὸς τοῦ τὴν Αἰγίδα φοροῦντος , ἐφηδόμενοι τοῖς ἀνδράσι · τούτων δὲ αἱ συνεχεῖς τάξεις ἐκάθηντο ἀσπίσι καὶ περικεφαλαίαις , καὶ δόρασιν συνεσταλμέναι. οἵα δὲ ἡ ἐπιπολῆς κίνησις τοῦ κύματος ἀρ χομένου κέχυται κατὰ θάλασσαν, τοῦ ζεφύρου ἐγειρομένου τοπρῶτον , μελαίνεται δὲ ἡ θάλασσα ὑπ᾿ αὐτῆς · τοιαῦται δὴ αἱ τάξεις τῶν Ἑλλήνων τε καὶ Τρῴων ἐκάθηντο ἐν τῷ πεδίῳ . ὁ Εκτωρ δὲ ἐν ἀμφοτέροις εἶπεν · ᾿Ακούσατέ μου ὦ Τρῷες καὶ εὔοπλοι Ἕλληνες, ἵνα εἴπω ἅ με ὁ λογισμὸς ἐν τῷτω στήθει κελεύει εἰπεῖν · τοὺς μὲν ὅρκους ὁ υἱὸς τοῦ Κρόνου ὁ ἐν ὕψει καθήμενος οὐκ ἐτελείωσεν , ἀλλὰ κα κὰ διανοούμενος στοχάζεται ἀμφοτέροις , ἕως ἂν ἢ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9 ὑμεῖς τὴν Τροίαν τὴν καλοὺς πύργους ἔχουσαν και τάσχητε , ἢ ὑμεῖς δαμασθῆτε παρὰ ταῖς ναυσὶ ταῖς περώσαις τὸν πόντον · ὑμῖν μὲν γὰρ ( οὖν ) εἰσὶν αριστεῖς πάντων τῶν Ἑλλήνων · ἀπὸ τούτων νῦν ὅντινα ἡ ψυχὴ ἐμοὶ πολεμῆσαι κελεύει , ἐλθέτω ἐνθάδε ἐκ πάντων πρόμαχος εἶναι τῷ ἐνδοξῳ ῞Εκτορι͵ οὕτω δέ φημι , ὁ Ζεὺς δὲ ἡμῖν μαρτυς ἔστω , ἐὰν μὲν ἐκεῖνος ἐμὲ ἀποκτείνῃ σιδήρῳ ἐκτεταμένῳ , τὰ ὅπλα σκυλεύσας κομιζέτω ἐπὶ τὰς βαθείας ναῦς· τὸ ἐμὸν δὲ σῶμα ἀποδότω εἰς τὸν οἶκον , ὅπως με πυρὸς μεταλα χεῖν καὶ μετασχεῖν ποιήσωσιν ἀποθανόντα οἱ Τρῶες, καὶ αἱ τῶν Τρῴων γυναῖκες· ἐὰν δὲ ἐγὼ αὐτὸν ἀποκτείνω , παράσχη δέ μοι καύχημα ὁ Απόλλων τὰ ὅπλα σκυλεύσας κομίσω πρὸς τὴν ἱερὰν Ἴλιον , καὶ κρεμάσω εἰς τὸν ναὸν τοῦ μακροβόλου Απόλλω νος , τὸν νεκρὸν δὲ ἀποδώσω ἐπὶ τὰς ναῦς τὰς εὐκαθέδρους , ὅπως αὐτὸν κηδεύσωσιν οἱ τὰς κεφαλὰς κομῶντες ῞Ἕλληνες , καὶ τάφον αὐτῷ ἐπιχέωσιν ἐπὶ τῷ εὐρυχώρῳ Ἑλλησπόντῳ · καί τις ποτὲ εἴπῃ καὶ ἀπὸ τῶν μεταγενεστέρων ἀνθρώπων , νηΐ πολυκα‐ θέδρῳ πλέων κατὰ τὴν μέλαιναν θάλασσαν · οὗτος ὁ τάφος ἔστιν ἀνδρὸς πάλαι ἀποθανόντος, ὅντινά ποτε ἀνδραγαθοῦντα ἀπέκτεινεν ὁ λαμπρὸς ῞Εκτωρ , οὕτω ποτέ τις λέξει , ἡ ἐμὴ δὲ ἔνδοξος φήμη οὐδέ ποτε ἀπολεῖται . Οὕτως εἶπεν . οὗτοι δὲ πάντες - σύχασαν σιωπῇ , ἠδέσθησαν μὲν ἀρνήσασθαι , ἐφοβήθησαν δὲ ὑποδέξασθαι μετὰ χρόνον δὲ ἱκανὸν ἀνέστη ὁ Μενέλαος , καὶ εἶπεν ἐν αὐτοῖς, φιλονείκως αὐτοῖς ὀνειδίζων , μεγάλως δὲ ἔστενεν ἐν τῇ ψυχῇ , λέγων· Φεῦ , ὦ μάταια καυχώμενοι, Ελληνίδες, οὐκέτι Ἕλληνες , ὄντως δήπου ὕβρις καὶ ἀτιμία ταῦ τᾳ ἔσται χαλεπῶςἐκ τῶν χαλεπῶν ἡμῶν πράξεων , εἰ μή τις νῦν ἀπὸ τῶν Ἑλλήνων ἐναντίον τοῦ Ἐκτορος πορεύσεται ἀλλ᾽ ὑμεῖς μὲν πάντες εἴθε γένοισθε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1. ὕδωρ καὶ γῆ , ἤτοι ἀποθάνοιτε καὶ ἀναλυθείητε εἰς τὰ ἐξ ὧν συνετέθητε , καθήμενοι αὐτοῦ πάντες ἄψυ χοι , ἄδοξοι , τηνάλως · τούτῳ δὲ ἐγὼ αὐτὸς ὁπλίσομαι , ἄνωθι δὲ τὰ τῆς νίκης πέρατα μένουσιν ἐν τοῖς ἀθανάτοις θεοῖς . Οὕτω δὴ εἰπὼν ἐνεδύσατο τὰ καλὰ αὐτοῦ ὅπλα . τότε ἄν σοι , Μενέλαε , τὸ τέλος τοῦ βίου ἐφάνη ἐν ταῖς παλάμαις τοῦ ῞Εκτορος , ἐπειδὴ πολλῷ κρείσσων ἦν , εἰ μὴ ἀνορμήσαντες και τέσχον οἱ βασιλεῖς τῶν Ἑλλήνων , καὶ αὐτὸς ὁ υἱὸς </text:span></text:span><text:soft-page-break/><text:span text:style-name="AncientGreek_3a__20_Ἀρχαία_20_ἑλληνικά"><text:span text:style-name="T1">τοῦ Ατρέως ὁ μέγας βασιλεὺς ᾿Αγαμέμνων ἀπὸ τῆς δεξιᾶς κατέσχε χειρὸς , καὶ λόγον εἶπε , καὶ ἐξ ὀνόματος ἐκάλει · ὦ Μενέλαε ἐν βασιλείᾳ τεθραμ‐ μένε , ἀνοηταίνεις , οὐδέτι σε προσήκει τῆς ἀνοίας ταῦτης ἀντέχεσθαι · ὑπόμεινον δὲ , καίπερ λυπούμενος , μὴ δὲ βούλου διὰ φιλονεικίαν πολεμεῖν ἀνδρὶ κρείσσον σου , τῷ Εκτορι τῷ υἱῷ τοῦ Πριάμου , ὅν τινα καὶ ἄλλοι φοβοῦνται · καὶ δὴ καὶ ᾿Αχιλλεὺς τούτῳ γε ἐν τῷ πολέμῳ τῷ τοὺς ἄνδρας͵ δοξάζοντε ἀπαντῆσαι ἐφοβεῖτο ,ὅς τις σοῦ πολὺ κρείσσων ἐςί . ἀλλὰ σὺ μὲν πρὸς τὸ παρὸν κάθισον , ἐλθὼν εἰς τὸ πλῆθος τῶν φίλων , τούτῳ δὲ πρόμαχον ἄλλον ἀνα στήσουσιν οἱ Ἕλληνες· εἴπερ ἐστιν ἄφοβος, καὶ εἰ πολέμου ἐστίν ακόρεστος ,οἴομαι αὐτὸν ἡδέως συγκάμψειν τὰ γόνατα , ἐὰν διαφύγῃ ἐκ τοῦ ἀφανιστι κοῦ πολέμου , καὶ τῆς χαλεπῆςμάχης. Οὕτως εἰπῶν ἀνέπεισε τὴν τοῦ ἀδελφοῦ διάνοιαν ὁ ἥρως πρεπόντως παραινέσας· οὗτος δὲ ὑπήκουσε · Τούτου μὲν μετὰ ταῦτα ἀπὸ τῶν ὤμων τὰ ὅπλα ἀφείλοντο οἱ θεράποντες χαίροντες · ὁ Νέστωρ δὲ ἀνέστη , καὶ ἐν μέσῳ τῶν Ἑλλήνων εἶπε · Φεῦ φεῦ , ὄντως πένθος μέγα τὴν Ἑλληνίδα γῆν καταλαμβάνει , ὄντως με γάλως ἂν στενάζων θρηνήσειεν ὁ γέρων ἱππικὸς Πηλεὺς ὁ ἀγαθὸς βουλευτὴς καὶ δημηγόρος τῶν Μυρμι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3 \ δόνων , ὥς ποτε ἐρωτῶν ἐμὲ μεγάλως ἔχαιρεν ἐν τῷ ἑαυτοῦ οἴκῳ , πάντων τῶν Ἑλλήνων λέγων καὶ διη γούμενος τὸ γένος τε καὶ τὴν γένεσιν · τούτους νῦν εἰ πάντας ἀκούσει φοβουμένους ὑπὸ τοῦ ῞Εκτορος , πολλάκις ἂν τὰς ἀγαπητὰς χεῖρας τοῖς ἀθανάτοις Θεοῖς · ἀνάσχοιε δεόμενος τὴν ψυχὴν ἀπὸ τῶν μελῶν χωρι σθεῖσαν ὑπεισελθεῖν εἰς τὸν οἶκον τοῦ ᾅδε · εἴθε γαρ , ὦ Ζεῦ πάτερ , καὶ ᾿Αθηνᾶ , καὶ ᾿Απολλον οὕτως ἀκ μάζαμι , ὥσπερ ἡνίκα ἐπὶ τῷ ταχέως ρέοντι Κελάδοντι ποταμῷ ἐπολέμουν συναθροιζόμενοι οἱ Πύλιοι , καὶ οἱ πολεμικοὶ ᾿Αρκάδες παρὰ τοῖς τείχεσι τῆς Φειᾶς πόλεως περὶ τὰ ῥεῖθρα καὶ ρεύματατοῦ Ἰαρδάνου · τούτοις δὲ πρόμαχος ἵστατο Ερευθαλίων ἀνὴρ ἴσος θεῷ , ὅπλα ἔχων ἐν τοῖς ὤμοις ᾿Αρηϊθόου τοῦ βασιλέως, Αρηϊθόου τοῦ ἐνδόξου , ὃν κατ᾽ ἐπωνυμίαν Κορυνήτην οἱ ἄνδρες ἐκάλουν , καὶ αἱ περικαλλῶς ἐσταλμέναι γυναῖκες · διότι οὐ τόξῳ καὶ δόρατι μα· κρῷ ἐπολέμει , ἀλλὰ ῥοπάλῳ σιδηρῷ ἔσχιζε καὶ ἔτρεπε τὰς τάξεις . τοῦτον Λυκοῦργος ἀπέκτεινε δόλῳ , οὐκ ἰσχύϊ , ἐν ὁδῷ στενῇ , ὅπου δὴ αὐτῷ τὸ ρόπαλον οὐκ ἀπεσόβησε τὸν ὄλεθρον , τὸ σιδηροῦν · προφθὰς γὰρ ὁ Λυκοῦργος ἔτρωσεν αὐτὸν κατὰ τὸ μέσον τῷ δόρατι · οὗτος δὲ ἐπὶ τὰ νῶτα πεσὼν τῷ ἐδάφει ἐπεστηρίχθη · καὶ τὰ ὅπλα ἐσκύλευσεν , ἅπερ αὐτῷ ὁ χαλκοῦς ῎Αρης παρέσχετο · καὶ ταῦτα μὲν αὐτὸς μετὰ ταῦτα ἐφόρει , ἐπὶ τὴν συμπλοκὴν τοῦ πολέμου · ἐπεὶ δὲ ὁ Λυκοῦργος ἐν τοῖς οἴκοις ἐγήρασεν , ἔδωκεν Ερευθαλίωνι τῷ ἀγαπητῷ θεράποντι φορεῖν . οὗτος τὰ ὅπλα ἔχων προεκαλεῖτο τοὺς ἀρίστους ἅ . παντας , οὗτοι δὲ πάνυ ἔτρεμον καὶ ἐφοβοῦντο , οὐ δέ τις ἐτόλμα · ἀλλ᾽ ἐμὲ δὲ ἡ καρτερὰ ψυχὴ ἀνα πείσασα ἐφώρμησε πολεμεῖν εὐτολμία ἰδίᾳ · ἡλικίᾳ δὲ νεώτατος πάντων ἦν , καὶ ἐμαχόμην αὐτῷ ἐγώ ,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5 2 9 ἔδωκέ μοι δὲ καύχημα ἡ ᾿Αθηνᾶ · τοῦτον δὴ τὸν μέγιστον , καὶ ἰσχυρότατον ἄνδρα ἀπέκτεινα , μέγας γάρ τις ἔκειτο παραιωρούμενος , καὶ ἐκτεταμένος τῇδε κακεῖσε , εἴθε οὕτως ἀκμάζοιμι , ἰσχὺς δέ μοι βεβαία εἴη , ταύτῃ γὰρ ταχέως ἂν μετάσχοιε καὶ ἐπι· τύχοιε πολέμου Εκτωρ ὁσυνεχῶς τὴν περικεφαλαί‐ αν κινῶν . ὑμῶν δὲ οἳ πάρεισιν αριστεῖς </text:span></text:span><text:soft-page-break/><text:span text:style-name="AncientGreek_3a__20_Ἀρχαία_20_ἑλληνικά"><text:span text:style-name="T1">καὶ πρόμα χοι πάντων τῶν Ἑλλήνων, οὐδὲ αὐτοὶ προθύμως προθυμεῖσθε ἐναντίον τοῦ ῞Εκτορος παραγενέσθαι . Οτως ὠνείδισεν ὁ γέρων . οὗτοι δὲ ἐννέα οἱ πάντες ἀνέστησαν · ὥρμησε καταπολὺ πρῶτον ὁ βασιλεὺς τῶν ἀνδρῶν ᾿Αγαμέμνων , ἐπὶ τούτῳ δὲ ὥρμησεν ὑἱὸς τοῦ Τυδέως , ὁ ἰσχυρὸς Διομήδης , ἐπὶ τούτοις δὲ οἱ δύο Αἴαντες , τολμηρὰν καὶ πολεμικὴν ἐνδεδεμένοι ἰσχὺν · ἐπὶ τούτοις δὲ ὁ Ἰδομενεὺς , καὶ ὁ ὁπαδὸς καὶ θεράπων τοῦ ᾿Ιδομενέως , Μηριόνης ὁ ἰσοστάσιος τῷ ἀνδροκτόνῳ῎Αρει · ἐπὶ τούτοις δὲ ὁ Εὐρύπυλος , ὁ λαμπρὸς ὑιὸς τοῦ Εὐαίμονος · ἀνέστη δὲ καὶ Θόας ὁ υἱὸς τοῦ ᾿Ανδραίμονος ; καὶ ὁ ἔνδοξος Οδυσσεύς . πάντες γὰρ οὗτοι ἤθελον πολεμεῖν τῷ ἐν δόξῳ ῞Εκτορι · τούτοις δ᾽ αὖθις ἐπεῖπεν ὁ ἀπὸ τῆς Γερήνης ἱππικὸς Νέστωρ · Λαχμῷ νῦν κινήθητε διὰ πάντων , ὃς ἂν καὶ λάχῃ · οὗτος γὰρ ὠφελήσει τοὺς εὐόπλους Ἕλληνας , καὶ δὴ καὶ αὐτὸς τὴν ἑαυτοῦ ψυχὴν ὠφελήσει , ἐὰν διαφύγῃ ἐκ τοῦ ἀφανιστικοῦ που λέμου , καὶ τῆς χαλεπῆς μάχης . Οὕτως εἶπεν. οὗτοι ἕκαστος λαχμὸν ἐσημείωσαν , ἐνέβαλον δὲ αὐτοὺς τ περικεφαλαίᾳ τοῦ ᾿Αγαμέμνονος τοῦ υἱοῦ τοῦ ᾿Ατρέως. οἱ λαοὶ δὲ αὔξαντο , τὰς χεῖρας δὲ τοῖς Θεοῖς ἦραν . οὕτω δέ τις εἶπεν ἀποβλέψας εἰς τὸν πλατὺν οὐρανὸν · Ω Ζεῦ πάτερ , δὸς ἢ τὸν Αἴαντα λαχεῖν , ἢ τὸν υἱὸν τοῦ Τυδέως . Οὕτω δὴ εἶπον . ἐκίνει δὲ ὁ ἀπὸ τῆς Γερήνης ἱππικὸς Νέστωρ , ἐξώρμησε δὲ τῆς πε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1 น ρικεφαλαίας ὁ κλῆρος , ὃν δὴ ἤθελον αὐτοὶ , τοῦ Αἴ. αντος . ὁ κῆρυξ δὲ κομίζων πανταχοῦ ἀνὰ τὸ πλῆθος ἔδειξεν ἐπιδεξίως πᾶσι τοῖς ἀριστεῦσι τῶν Ἑλλήνων · οὗτοι δὲ μὴ γινώσκοντες ἀπηρνοῦντο πάντες ἀλλ᾽ ὁπηνίκα δὴ εἰς τοῦτον ἀφίκετο κομίζων πανταχοῦ ἀνὰ τὸν στρατὸν , ὃς αὐτὸν ἐπιγράψας καὶ σημειώσας, ἐνέβαλε τῇ περικεφαλαίᾳ ὁ λαμπρὸς Αἴας , ὁ μὲν ὑφήπλωσε τὴν χεῖρα , ὁ δὲ ἐνέβαλε πλησίον στὰς , ἔγνω δὲ θεασάμενος τὸ σημεῖον τοῦ κλήρου , ἐχάρη δὲ τῇ ψυχῇ ; τοῦτον μὲν οὖν παρα τὸν ἑαυτοῦ πόδα εἰς γῆν ἔρριψε , και εἶπεν · ὦ φίλοι , ὁ μὲν κλῆρος , ἐμὸς , χαίρω δὲ καγω τῇ ψυχῇ ἐπειδὴ νομίζω νικήσειν τὸν ἔνδοξον ῞Εκτορα · ἀλλ᾿ ἄγετε ἐνέσῳ ἂν ἐγὼ τὰ πολεμικὰ ὅπλα ἐνδύωμαι , ἐν τοσούτῳ ὑμεῖς εὔχεσθε τῷ Διὶ τῷ υἱῷ τοῦ Κρόνου τῷβασιλεῖ μετὰ σιγῆς ἐφ᾿ ὑμῶν αὐτῶν , ἵνα μὴοἱ Τρῶες ἀκούσωσιν , ἢ καὶ φανερῶς,ἐπειδὴ ὅμως οὐδένα φοβούμεθα· οὐδεὶς γάρ με ἰσχύϊ ἑκὼν ἀκοντα διώξει , οὐδὲ αγνοίᾳ τε καὶ ἀπειρίᾳ ,ἐπειδὴ οὐδ᾽ ἐμαυτὸν ἀμαθῆ οὕτω , καὶ ἀπαίδευτον ἐλπίζω γεννηθῆναι καὶ τραφῆναι ἐν τῇ Σαλαμῖνι . Οὕτως εἶπεν. οὗτοι δὲ πάντες ἤυχοντο τῷ Διὶ τῷ υἱῷ τοῦ Κρόνου τῷ βασιλεῖ . οὕτω , δέ τις εἶπεν ἀναβλέψας εἰς τὸν πλατὺν οὐρανὸν. Ω Ζεῦ πάτερ , ὁ ἀπὸ τῆς Ἴδης βασιλεύων , ἐνδοξότατε ,υψηλότατε , δὸς τῷ Αἴατι νίκην καὶ καύχημα λαμπρὸν ἀπενέγκασθαι· εἰ δὲ καὶ τὸν ῞Εκτορα φιλεῖς καὶ φροντίζεις αὐτοῦ , ἴσην ἑκατ τέρῳ ἰσχὺν καὶ δόξαν παράσχου . Οὕτω δὴ εἶπον · ὁ Αἴαςδὲ καθωπλίζετο , λαμπροτάτῳ σιδήρῳ δὲ πάντα τὰ ὅπλα τῷ σώματι περιέθηκε , ὥρμησε μετὰ ταῦ οἷος πρόεισιν ὁ μέγιστος ῎Αρης,ὅστις πορεύεται εἰς τὸν πόλεμον ἐπ ἄνδρας , οὓς ὁ υἱὸς τοῦ Κρόνου με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19 el ~ χοφθόρου φιλονεικίας δυνάμει συνέβαλε πολεμεῖν · τοιοῦτος δὴ ὥρμησεν Αἴας ὁ μέγας , τὸ περίφραγμα τῶν Ἑλλήνων , μειδιῶν καὶ διαχεόμενος καταπληκτικῷ προσώπῳ , κάτωθεν δὲ τοῖς ποσὶ ἐπορεύετο μεγάλως καὶ ὑπερηφάνως βηματίζων , σείων τὸ </text:span></text:span><text:soft-page-break/><text:span text:style-name="AncientGreek_3a__20_Ἀρχαία_20_ἑλληνικά"><text:span text:style-name="T1">μακρὸν δόρει τοῦτον δὲ καὶ οἱ Ἕλληνες μεγάλως ἔχαιρον βλέποντες . τοὺς Τρῷας δὲ τρόμος χαλεπὸς ὑπέδυ παντας κατὰ τὰ μέλη , καὶ τῷ Εκτορι αὐτῷ ἡ ψυχὴ ἐν τῷ στήθει ἔσφυζε καὶ ἐκινεῖτο , ἀλλ᾽ οὐκέτι εἶχεν ἀποδειλιάσαι, οὐδὲ ἀναχωρῆσαι ὀπίσω εἰς τὸ πλῆθος τῶν λαῶν, ἐπειδὴ προυκαλέσατο εἰς μάχην . Αἴας δὲ ἐγγὺς παρεγένετο βαστάζων ἀσπίδα καθάπερ πύργον χαλκὴν , ἑπτάβυρσον , ἣν αὐτῷ κατεσκεύασε καμὼν ὁ Τύχιος , ὁ ἐξόχως ἄριστος τῶν σκυτοτόμων ἐν τῇ Ὕλῃ πόλει τὴν οἰκίαν οἰκῶν , ὃς αὐτῷ ἐποίη σεν ἀσπίδα ποικίλην ἐξ ἑπτὰ βυρσῶν ταύρων εὖτραφῶν, ὄγδοον δὲ ἐφήπλωσε χαλκὸν · ταύτην ἔμα προσθενεν τοῦ στέρνου φέρων Αἴας ὁ Τελαμῶνος ἐστη δὴ πάνῃ ἐγγὺς τοῦ ῞Εκτορος , ἀπειλήσας δὲ εἶπε πρὸς αὐτὸν· Ω Εκτορ , νυνὶ δήπου σαφώς γνώση μόνος πρὸς μόνον , ὁποῖοι καὶ ἐν τοῖς Ἕλλησιν αρι στεῖς ὑπάρχουσι , καὶ μετὰ ᾿Αχιλλέᾳ τὸν ῥηγνύντα τῇ ἀνδρείᾳ τὰς τάξεις , τὸν λέοντος ὁρμὴν ἔχοντα · ἀλλ᾽ οὗτος μὲν ἐν ταῖς ναυσὶ ταῖς καμπυλοπρύμνοις ταῖς περώσαις τὸν πόντον κάθηται , ὀργισθεὶς ᾿Αγαμέμνονι τῷ βασιλεῖ τοῦ στρατοῦ · ἡμεῖς δὲ ἐσμὲν τοιοῦτοι , οἳ ἄν σοι ἀπαντήσαιμεν , καὶ πολ· λο · ἀλλ᾽ ἄρχου μάχης , καὶ πολέμου . Πρὸς τοῦτον δὲ εἶπεν ὁ μέγας ῞Εκτωρ ὁ συνεχῶς την λαίαν κινῶν · ὦ Αἶαν ἐκ τοῦ Διὸς ἕλκων τὸ γένος , ὑιὲ Τελαμῶνος , ἡγεμὼν τῶν λαῶν , μηδαμῶς μου ἀποπειρῶ καθάπερ παιδὸς ἀσθενοῦς , ἢ γυναικὸς , ἣ οὐκ ἐπίσταται ἔργα πολεμικά· ἐγὼ δὲ καλῶς οἶδα τὰς μάχας καὶ τὰς ἀνδροκτονίας , ἐπίσταμαι πρὸς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1 ~ τὰ δεξιὰ , ἐπίσταμαι πρὸς τὰ ἀριστερὰ κινῆσαι τὴν ἀσπίδα τὴν ἐκ βύρσης ξηρᾶς , δι᾿ ὃ ἔνεστί μοι καρτερῶς πολεμεῖν , ἐπίσταμαι δὲ ἐφορμῆσαι καὶ διε γεῖραι μάχην τῶν ταχέων ἵππων , ἐπίσταμαι δὲ ἐν τῇ συστάδην καὶ ἐκ χειρὸς μάχῃ τέρπεσθαι τῷ πολεμικῷ ῎Αρει· ἀλλὰ γὰρ οὐκ ἐθέλω βαλεῖν σε τοιοῦτον ὄντα λαθραίως περιβλεψάμενος , ἀλλὰ φανερῶς ἐὰν ἐπιτύχω . Εἶπε δὴ , καὶ ἀνασείσας ἀφῆκε τὸ μακρὸν δόρυ , καὶ ἔβαλε τὴν φοβερὰν ἀσπίδα τὴν ἑπτάβυρσον τοῦ Αἴαντος κατὰ τὸν ἀκρότατον χαλκόν, ὃς ὄγδρος ἦν ἐπ᾿ αὐτῇ ; διῆλθε δὲ τὰς ἓξ ἐπιδιπλώσεις τέμνων ὁ ἀκαταπόνητος σίδηρος , ἐν τῇ ἑβδόμῃ δὲ βύρση κατεσχέθη . Δεύτερον δὲ Αἴας ὁ ἐκ τοῦ Διὸς ἕλκων τὸ γένος ἀφῆκε τὸ μακρὸν δόρυ , καὶ ἔβαλε κατὰ τὴν ασπίδα τὴν πανταχόθεν ἴσην ἤτοι τὴν κυκλοτερῆ , τοῦυἱοῦ τοῦ Πριάμου . Διὰ μὲν οὖν τῆς λαμπρᾶς ἀσπίδος διεπέρασε τὸ ἰσχυρὸν δόρυ , καὶ διὰ τοῦ πολυποικίλου θώρακος ἥρμοστο καὶ ἐπάγη · καταντικρὺ δὲ παρὰ τὴν λαγόνα διέσχισε τὸν χιτῶνα τὸ δόρυ · οὗτος δὲ ἐκάμφθη , καὶ ἐξέφυγε τὴν θανατηφόρον μέλαιναν μοῖραν. οὗτοι δὲ ἐκσπασάμενοι ταῖς χερσὶ τὰ μακρὰ δόρατα, ὁμοῦ ἀμφότεροι , συνέβαλον δὴ ὅμοιοι λέουσιν ὠμοβόροις , ἢ χοίροις ἀγρίοις , ὧν ἡ δύναμις οὐκ ἀσθενὴς . Ὁ υιὸς μὲν οὖν τοῦ Πριάμου μετὰ ταῦτα ἔβαλε δόρατι τὸ μέσον τῆς ἀσπίδος , οὐδὲ διέτεμε τὸν χαλκὸν , ἀνε κάμφθη δὲ αὐτῷ ἡ ἐπιδορατίς· ὁ Αἴας δὲ ἔπληξε τὴν ἀσπίδα ἐπιπηδήσας , τὸ δόρυ δὲ διόλου διεπέρασε , συνετάραξε δὲ αὐτὸν προθύμως ὁρμῶντα , τμη τικῶς δὲ ἐπὶ τὸν αὐχένα ἦλθεν , αἷμα δὲ μέλαν ἀνεπήδα καὶ ἀνεφέρετο · ἀλλ᾽ οὐδὲ οὕτως ἀπεπαύετο τῆς μάχης ὁ συνεχῶς τὴν περικεφαλαίαν κινῶν Ἕκτωρ , ἀλλὰ μικρὸν ἀναχωρήσας ἔλαβε τῇ παχείᾳ χειρὶ λίθον κείμενον ἐν τῷ πεδίῳ , μέλανα , καὶ τραχὺν , καὶ μέγαν · τούτῳ δὲ ἔβαλε τὴν φοβερὰν ἑπτά- </text:span></text:span></text:p>
      <text:p text:style-name="P1"><text:span text:style-name="AncientGreek_3a__20_Ἀρχαία_20_ἑλληνικά"><text:span text:style-name="T1"/></text:span></text:p>
      <text:p text:style-name="P1"><text:soft-page-break/><text:span text:style-name="AncientGreek_3a__20_Ἀρχαία_20_ἑλληνικά"><text:span text:style-name="T1">ΠΑΡΑΦΡΑΣΙΣ . 23 el βυρσον ἀσπίδα τοῦ Αἴαντος κατὰ τὸν μέσον ὀμφά λὸν , ἦχον δὲ μέγαν ὁ χαλκὸς ἀπετέλεσεν . δεύτερον δὲ ὁ Αἴας πολλῷ μείζονα λίθον ἄρας , ἀφῆκε συστρέψας , ἐπεστήριξε δὲ δύναμιν μεγίστην , ἐντὸς δὲ τὴν ἀσπίδα κατέαξε , πλήξας πέτρᾳ μυλοειδεῖ , ἔβλαψε δὲ αὐτῷ τὰ προσφιλῆ γόνατα · οὗτος δὲ κατὰ τὰ νῶτα ἐξηπλώθη, ὑπὸ τῆς ἀσπίδος συνωθητ σθεὶς , ταχέως δὲ αὐτὸν ἤγειρεν ὁ ᾿Απόλλων · καὶ δὴ ξίφεσιν ἐκ τοῦ σύνεγγυς ἐτιτρώσκοντο ἂν , εἰ μὴ κήρυκες οἱ ἄγγελοι τοῦ Διὸς καὶ τῶν ἀνδρῶν παρεγένοντο , ὁ μὲν τῶν Τρῴων , ὁ δὲ τῶν σιδηροθωρά των Ελλήνων , ὅ τε Ταλθύβιος , καὶ ὁ Ἰδαῖος , ἀμφότεροι συνετοὶ , ἐν μέσῳ δὲ ἀμφοτέρων τὰς ῥάβδους κατέσχον , καὶ λόγον εἶπεν Ἰδαῖος ὁ κήρυξ συνετα βουλεύματα ἐπιστάμενος· Μὴ περαιτέρω πολεμεῖτε αγαπητοὶ παῖδες , μηδὲ μάχεσθε · ἑκάτερον γὰρ ὑμῶν φιλεῖ ὁ τὰς νεφέλας αθροίζων Ζεὺς , ἀμφότεροι δὲ πολεμισταί ἐστε , καὶ τοῦτο δὴ σύμπαντες οἴδαμεν , νυξ δὲ ἤδη ὑπάρχει , καλόν ἐστι πείθεσθαι καὶ νυκτί . Πρὸς τοῦτον δὲ ἀποκρινόμενος Αἴας ὁ Τελαμῶνος εἶπεν · Ω Ἰδαῖε , τῷ Ἕκτορι εἴπατε ταῦτ τα φάναι , αὐτὸς γὰρ εἰς μάχην προυκαλέσατο πάντας τοὺς αρίστους · ἀρχὴν ποιείτω , ἐγὼ δὲ πάνω ὑπακούσομαι , ἐὰν οὗτος . Πρὸς τοῦτον δὲ εἶπεν ὁ μέγας ῞Εκτωρ ὁ συνεχῶς τὴν περικεφαλαίων κινῶν · ὦ Αἶαν , ἐπειδή σοι ἔδωκεν ὁ θεὸς μέγεθος , καὶ ἰσχὺν , καὶ φρόνησιν , δόρατι δὲ καὶ πολέμῳ κράτιστος τῶν Ἑλλήνων ὑπάρχεις , νυνὶ μὲν λήξωμεν τῆς μάχης καὶ τοῦ πολέμου σήμερον · μετὰ ταῦτα δὲ πολεμήσομεν , ἕως ἂν ὁ θεὸς ἡμᾶς διαχωρίσῃ , δώσῃ δὲ τῇ ἑτέρᾳ μερίδι νίκην · νὺξ δὲ ἤδη ὑπάρχει , καλόν ἐστι καὶ νυκτὶ πεισθῆναι , ἵνα σύ τε εὐφράνῃς καὶ τέρψης πάντας τοὺς ῞Ελληνας παρα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25 ~ ~ ταῖς ναυσὶ , καὶ μάλιστα τοὺς σοὺς πολίτας καὶ φίλους οἵ σοι ὑπάρχουσιν . ἐγὼ δὲ κατὰ τὴν μεγάλην πόλιν τοῦ βασιλέως Πριάμου͵ τοὺς Τρῷας εὐφράνω καὶ τὰς Τρῳάδας τὰς ἑλκούσας τοὺς πέπλους , αἵτινες εὐχόμεναί μοι , εἰσδύνουσι τὸν θεῖον ἀγῶνα , ἤτοι τὸν περὶ τὰ ἱερὰ , ἔνθα οἱ θεοὶ αὐλίζονται διὰ τὰ ἀγάλματα . ἄγε δὲ δῶ μεν ἀλλήλοις ἀμφότεροι δῶρα ὑπερένδοξα , ὅπως τις ἀπὸ τῶν Ἑλλήνων καὶ τῶν Τρῴων οὕτως εἴπῃ · Τῷ ὄντι μὲν ἐπολέμησαν περὶ φιλονεικίας ψυχοφθόρου , τῷ ὄντι δὲ διεχωρίσθησαν ἐν φιλίᾳ ἁρμοσθέντες καὶ συμβιβασθέν τες . Οὕτω δὴ εἰπων , ἐχαρίσατο αὐτῷ ξίφος ἥλους αργυροὺς ἔχον , σὺν τῇ ξιφοθήκῃ καὶ τῷ καλῶς τετμημένῳ ἀναφορεῖ ἐπιφέρων· ὁ Αἴας δὲ ζώνην θέση ρακίτην ἐδωρήσατο , φοινικίνῳ χρώματι λελαμπρυσμένην . οὗτοι δὲ διαχωρισθέντες , ὁ μὲν ἐπὶ τὸν στρατὸν τῶν Ἑλλήνων ἐπανῆκεν , ὁ δὲ εἰς τὸν ὄχλον τῶν Τρῴ ων ἀπῄει , οὗτοι δὲ ἐχάρησαν , ὅτε ἐθεάσαντο αὐτὸν ζῶντα καὶ ὑγιᾶ προσερχόμενον η ἐκφυγόντα τὴν ἐσχὺν καὶ τὰς ἀπροσπελάστους χεῖρας τοῦ Αἴαντος· καὶ δὴ ἀπῆγον αὐτὸν εἰς τὴν πόλιν μὴἐλπίσαντες σῷον καὶ ὑγιᾶ εἶναι · τὸν Αἶαντα δὲ ἐξ ἑτέρου μέρους οἱ εὔοπλοι Ἕλληνες ἀπῆγον εἰς τὸν ἔνδοξον Αγαμέμνονα , χαίροντα ἐπὶ τῇ νίκῃ . οὗτοι δὲ ἐπειδὴ ἐν ταῖς σκηναῖς τοῦ υιοῦ τοῦ᾿Ατρέως ἐγένοντο , τού τοις βοῦν ἔθυσεν ὁ βασιλεὺς τῶν ἀνδρῶν ᾿Αγαμέμνων ἄῤῥενα , πενταετῆ , τῷ μεγαλοδυνάμῳ ὑἱῷ τοῦ Κρόνου . Τοῦτον ἐξέδερον , καὶ περιεῖπον , καὶ ὅλον αὐτὸν διεμέρισαν , διεῖλον δὲ εἰς μικρὰ μετ᾿ ἐπιςήμης , καὶ περιέπειραν τοῖς ὀβελίσκοις , καὶ ὤπτησαν νουνεχῶς τε καὶ ἐμπείρως , καὶ ἐξείλκυσαν ἅπαντα . ἐπεὶ δὲ ἀπεπαύσαντο τῶν ἔργων , καὶ τὴν εὐωχίαν παρεσκεύασαν , εὐωχοῦντο , οὐδέτι ψυχή τινος ἐδεῖτο τροφῆς͵ ἐν κοινῇ τραπέζη προκειμένης · τὸν Αἴαντα δὲ νώτοις διηνεκῶς ἐτίμα ὁ ἥρως ὁ υἱὸς </text:span></text:span></text:p>
      <text:p text:style-name="P1"><text:soft-page-break/><text:span text:style-name="AncientGreek_3a__20_Ἀρχαία_20_ἑλληνικά"><text:span text:style-name="T1">ΠΑΡΑΦΡΑΣΙΣ . 27 τοῦ ᾿Ατρέως , ὁ μέγας βασιλεὺς ᾿Αγαμέμνων · ἐπεὶ δὲ τὴν ἐπιθυμίαν ἀνεπλήρωσαν τῆς πόσεως , καὶ τῆς τροφῆς , τούτοις ὁ γέρων Νέστωρ πρὸ πάντων συνείρειν καὶ κατασκευάζειν ἤρχετο βουλὴν , οὗ καὶ πρότερον ἡ βουλὴ ἀρίστη ἐδόκει , ὅς τις καλῶς φρονῶν ἐδημηγόρησε , καὶ ἐν μέσῳ αὐτῶν εἶπεν · Ω υἱοὶ τοῦ ᾿Ατρέως , καὶ ὦ ἄλλοι ἀριστεῖς τῶν πάντων Ελλήνων , πολλοὶ μὲν ἀπέθανον ῾Ελληνες κομῶντες τὰς κεφαλὰς , ὧν τὸ μὲν μέλαν αἷμα νῦν περὶ τὸν καλλίῤῥουν Σκάμανδρον διεσκόρπισε ὁ ὀξὺς πόλεμος , αἱ ψυχαὶ δὲ εἰς ᾅδου κατέβησαν , δι᾿ ὅ σε δεῖ τὸν μὲν πόλεμον τῶν Ἑλλήνων ἅμα τῇ ἡμέρᾳ , ἤτοι ἕω θεν , παῦσαι . ἡμεῖς δὲ συναθροισθέντες ἐξ ἁμαξῶν οἴσομεν ( φέρωμεν ) δεῦρο τὰ σώματα διὰ βοῶν καὶ ἡμιόνων , κατακαύσομεν δὲ αὐτὰ μικρὸν πόῤῥωθι πρὸ τῷ νεῶν ( πόῤῥω τῶν νεῶν ) ὡςἂν ἕκαστος τοῖς παισὶ τὰ ὀστᾶἐπ᾽ οἴκου κομίσῃ , ὁπηνίκα δὴ ὑποστρέφομεν εἰς τὴν γῆν τὴν πατρίδα · τάφον δὲ περὶ τὴν πυρκαιὰν ἕνα διὰ χώματος ποιήσωμεν , ἐκπορευθέντες ἔξω τῆς πεδιάδος , ἄκριτον , ἤτοι μὴ καθέκαστον τῶν τεθνηαύτων διακρινόμενον ( χωριζόμενον ) · παρ᾿ αὐτὸν δὲ ταχέως οικοδομήσωμεν τείχη ὑψηλά , φυλακὴν τῶν τε νεῶν καὶ ἡμῶν αὐτῶν, ἐν αὐτοῖς δὲ πύλας κατασκευάσωμεν καλῶς καὶ ἀσφαλῶς ἡρμοσμένας, ὅπως δι᾽ αὖτῶν ὁδὸς ἱππικὴ , καὶ ἔξοδος τοῦ στρατεύματος ὑπάρχοι , ἔξωθεν δὲ σκάψαντες ποιήσωμεν ἐγγὺς τάφρον βαθεῖαν , ἥτις ἂν τοὺς ἵππους καὶ τοὺς ἄνδρας τέχοι καὶ φυλάττοι μεταξὺ οὖσα , μήποτ' ἐπέλθῃ καὶ ἐπισχύσῃ πόλεμος τῶν ὑπερηφάνων Τρῴων .Οὕτως εἶπεν. οὗτοι δ᾽ ἄρα πάντες οἱ βασιλεῖς συνήεσαν τοῖς εἰρημένοις . ὁμοίως δὲ καὶ τῶν Τρῴων συναγωγὴ καὶ ἐκκλησία ἐγένετο ἐν τῇ ἀκροπόλει τῆς Ἰλίου φοβερὰ καὶ ταραχώδης παρὰ ταῖς τοῦ Πριάμου θύραις · ἐν τέτοις δὲ Αντήνωρ ὁ συνετὸς ἔρχετο δημηγορεῖνὅτω · ᾿Ακούσατέ με ὦ Τρῷες , καὶ Δάρδανοι , καὶ βοηθοὶ ἵνα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29 ท εἴπω ἅ με ἡ ψυχὴ ἐν τῷ στήθει προτρέπει · Φέρε δὴ τὴν Πελοποννησίαν Ἑλένην , καὶ τὰ χρήματα σὺν αὐτῇ ,ἀποδῶ μεν τοῖς υἱοῖς τοῦ ᾿Ατρέως ἀπάγειν , νυνὶ γὰρ τοὺς πιστοὺς καὶ βεβαίους ὅρκους ἀθητήσαντες , καὶ παραβάντες μαχόμεθα , δι᾿ ὃ οὐκ ἐπικερδὲς καὶ ὠφέλιμον ἡμῖν ἐλπίζω εκτελεσθῆναι , ἐὰν μὴ πράζωμεν οὕτως · Ὁ μὲν οὕτως εἰπὼν ἐκάθισε . ἐν τούτοις δὲ ηγέρθη ὁ ἔνδοξος Αλέξανδρος , ὁ ἀνὴρ τῆς Ἑλένης τῆς καλλικόμου ,ὅστις αὐτῷ ἀνταποκρινόμενος λόγους ταχεῖς ἔλεγεν οὕτω · Ω Αντῆνορ , σὺ δήπου οὐδαμῶς ἐμοὶ κεχαρισμένα ταῦτα δημηγορεῖς · οἶδας μέν τοι καὶ ἄλλον λόγον κρείσσονα τούτου διανοηθῆναι καὶ εἰπεῖν , εἰ δὲ ἀληθῶς που τοῦτον σπουδάζων ως κρείσσο να λέγεις , ἐξαπώλεσαν δήπουθεν αὐτοὶ οἱ θεοὶ τὸν σὸν λογισμὸν , ἐγὼ δὲ ἐν τοῖς Τρῳσὶ τοῖς ἱππικοῖς δημηγορήσας ἐρῶ , διαῤῥήδην γὰρ ἀπαγορεύω , τὴν μὲν γυναῖκα οὐκ ἀποδώσω , τὰ χρήματα δὲ ὅσα ἤγαγον ἐκ τοῦ῎Αργους εἰς τὸ ἡμέτερον δῶμα , πάντα βούλομαι ἀποδοῦναι , καὶ ἔτι ἐκ τοῦ οἴκου ἕτερα προσθεῖναι . Ὁ μὲν οὕτως εἰπὼν ἐκάθισεν . ἐν τούτοις δ᾽ ἀνέση ὁ τοῦ Δαρδανου ἀπόγονος Πρίαμος , ὁ τοῖς θεοῖς κατὰ γνώμην παραπλήσιος , ὃς εὖ φρονῶν ἐδημηγόρησε , καὶ εἶπεν ἐν αὐτοῖς· Ακούσατέ μου , ὦ Τρῷες , καὶ Δάρδανοι , καὶ βοηθοὶ , ἵνα εἴπω ἃ με ἡ ψυχὴ ἐν τῷ στή . θει προτρέπει. Νῦν μὲν δεῖπνον λάβετεκατὰ τὸ στρατόπεδον ὡς τὸ πρότερον , καὶ φυλακῆς μνήσθητε, καὶ ἐπιμελήθητε , καὶ γρηγορήσατε πάντες · ἕωθεν δὲ πο ρευθήτω ὁ Ἰδαῖος ἐπὶ τὰς βαθείας ναῦς( τῶν Ἑλλήνων ) </text:span></text:span><text:soft-page-break/><text:span text:style-name="AncientGreek_3a__20_Ἀρχαία_20_ἑλληνικά"><text:span text:style-name="T1">εἰπεῖν τοῖς υἱοῖς τοῦ᾿Ατρέως,τῷ τε Αγαμέμνονι , καὶ τῷ Μενελάῳ τὸν λόγον τοῦ Αλεξάνδρου , οὗ χάριν ἡ παροῦσα φιλονεικία ἐγήγερτο , καὶ ἔτι τοῦτον εἰπεῖν τὸν νουνεχῆ λόγον , ἐὰν βούλωνται λῆξαι τοῦ κακοήχου πολέμου ἕως ἂν τοὺς νεκροὺς κατακαύ σωμεν , ὕστερον δὲ πάλιν πολεμήσομεν , ἕως ἂν ὁ θεὸς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31 el ἡμᾶς διαχωρίσῃ , δῷ δὲ τῷ ἑτέρῳ μέρει͵ τὴν νίκην . Οὕτως εἶπεν . οὗτοι δὲ λίαν αὐτοῦ ἐπήκουσαν καὶ ἐπείσθησαν . Δεῖπνον οὖν μετὰ ταῦτα ἔλαβον κατὰ τὸ στρατόπεδον ἐν ταῖς τάξεσι . ἕωθεν δὲ ὁ Ἰδαῖος ἐπορεύθη ἐπὶ τὰς βαθείας ναῦς · εὗρε δὲ τοὺς Ελληνας τοὺς ὑπηρέτας τοῦ ῎Αρεος ἐν ἐκκλησία παρα τῇ πρύμνῃ τῆς νεως τοῦ ᾿Αγαμέμνονος ὁ κῆρυξ δὲ ὁ μεγαλόφωνος στὰς ἐν μέσῳ , εἶπεν αὐτοῖς · Ω ὑπὲ τοῦ ᾿Ατρέως , καὶ ἄλλοι εὔοπλοι ῞Ελληνες , ὅ τε Πρίαμος καὶ οἱ ἄλλοι λαμπροὶ Τρῷες ἐκέλευσαν εἰπεῖν , εἴπερ ἂν ὑμῖν προσφιλὲς καὶ χαρίεν εἴη , λόγον τοῦ ᾿Αλεξάνδρου , οὗ χάριν ἡ παροῦσα ἔρις ἐγήγερται . τὰ μὲν χρήματα , ὅσα ᾿Αλέξανδρος ἐν ταῖς ναυσὶ ταῖς βαθείαις ἤγαγεν εἰς τὴν Τροίαν , ὃς εἴθε ἀπώλετο πρὶν ἢ ταῦτα ποιῆσαι , πάντα βούλεται ἀποδοῦναι , καὶ προσέτι ἐκ τοῦ οἴκου προσθεῖναι ἄλλα · τὴν δὲ ἐκ παρθενίας γαμετὴν τοῦ ἐνδόξου Μενελάου οὐκ ἀποδώσειν φησὶν · ὄντως που αὐτὸν οἱ Τρῶες παρακελεύονται ἀποδοῦναι .καὶ δὴ τόνδε τὸν λόγον ἐκέλευσαν εἰπεῖν , ἐὰν βούλησθε λῆξαι τοῦ κακούχου πολέμου , ἕως ἂν τὰ σώματα καύσωμεν · μετὰ ταῦτα δὲ πολεμησόμεν , ἕως ἂν ὁ θεὸς ἡμᾶς διαχωρίσῃ , δώσῃ δὲ τῇ ἑτέρᾳ μερίδι νίκην . Οὕτως εἶπεν . οὗτοι δὲ πάντες ἥσυχοι ἐγένοντο σιωπῇ · μετὰ χρόνον δέ τινα Διομήδης ὁ κατὰ πόλεμον ἀγαθὸς εἶπεν αὐτοῖς ·Μηδεὶς νῦν μήτε χρήμάτα Αλεξάνδρου δεχέσθω , μήτε τὴν Ἑλένην· γνω στὸν γάρ ἐστι καὶ αὐτῷ , ὃς λίων ἀσύνετός ἐστιν , ὅτι τοῖς Τρωσὶν ἤδη τὰ τοῦ ἀφανισμοῦ πέρατα ἐπίκεινται . Οὕτως εἶπεν . οἱ υἱοὶ δὲ τῶν Ἑλλήνων πάντες ἐπεβόησαν , λόγον θαυμάσαντες τοῦ ἱππικοῦ Διομήδους . Καὶ δὴ τότε ᾿Αγαμέμνων ὁ βασιλεὺς εἶπε πρὸς τὸν Ἰδαῖον · Ω Ἰδαῖς , τὸν μὲν λόγον τῶν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33 Ἑλλήνων καὶ σὺ ἀκούεις , ὅπως σοι ἀποκρίνονται ἐμοὶ δὲ οὕτως ἀρέσκει . περὶ δὲ τῶν νεκρῶν , κατακαίειν οὐ φθονῶ , οὐ γάρ τις φειδωλία (φροντὶς ) νεκρῶν ἀποθανόντων γίνεται ,ἐπειδὰν ἀποθάνωσι, διὰ πυρὸς ταχέως μειλίσσεσθαι , ἤτοι κηδεύειν καὶ θάπτειν . τοὺς ὅρκους δὲ ὁ Ζεὺς γινωσκέτω ὁ μεγάλως κτυπῶν ἀνὴρ τῆς Ηρας . Οὕτως εἰπὼν ἀνέτεινε τὸ σκῆπτρον πᾶσι τοῖς θεοῖς ὀπισθορμήτως δὲ ἐπορεύθη ὁ Ἰδαῖος εἰς τὴν ἱερὰν Ἴλιον . οἱ Τρῶες δὲ , καὶ οἱ τοῦ Δαρδάνου ἀπόγονοι , ἐκάθηντο πάντες συνηθροισμένοι , πρόσδε χόμενοι πότε δὴ ἀφίκοιτο ὁ Ἰδαῖος . Οὗτος δ᾽ οὖν αφίκετο , καὶ τὴν ἀγγελίανἀπεδοκίμασε , καὶ ὡς ἀνωφελῆ ἀνήγγειλεν , ὅτι μὴ προσεδέξαντο τὴν πρεσβειαν οἱ Ἕλληνες , στὰς ἐν μέσῳ . οὗτοι δὲ καθωπλίζοντο μάλα ταχέως καὶ εὐτρεπίζοντο κατ᾽ ἀμφότερον , οἱ μὲν τοὺς νεκροὺς ἄγειν , ἄλλοι δὲ ἐπὶ τὴν ξύλαγωγίαν ᾤχοντο· οἱ Ἕλληνες δὲ ἀφ' ἑτέρου μέρους α πὸ τῶν εὐκαθέδρων νεῶν παρώξυνον , τούς τε νεκροὺς ἄγειν , ἄλλοι δὲ ἐπὶ ξυλαγωγίων ᾤχοντο . Ὁ ἥλιος μὲν οὖν μετὰ ταῦτα ἄρτι ταῖς ἀκτίσι προσέβαλε τῇ γῇ , ἐκ τοῦ ἀκυμάντου και πρᾴως ῥέοντος βαθύῤῥου Ὠκεανοῦ ἀνερχόμενος εἰς τὸν Οὐρανὸν · οὗτοι δὲ συν ήντων ἀλλήλοις , ὅπου ἐπιγνῶναι ἕκαστον ἄνδρα χα λεπὸν ἦν , ἀλλὰ ὕδατι ἀπονίπτοντες τὸ μετὰ ἱδρῶτος καὶ κόνεως αἷμα , δάκρυα θερμὰ </text:span></text:span><text:soft-page-break/><text:span text:style-name="AncientGreek_3a__20_Ἀρχαία_20_ἑλληνικά"><text:span text:style-name="T1">καταχέοντες ἐπὶ τῶν ἁμαξῶν ἄραντες ἐπέθηκαν · οὐδὲ συνεχώρει κλαίειν ὁ μέγας Πρίαμος , οὗτοι δὲ μετὰ σιωπῆς τὰ σώματα ἐπὶ τῆς πυρᾶς συνήθροιζον ( ἐσώρευον ) λυπεμενοι καὶ ἀλγοῦντες τὴν ψυχὴν · καύσαντες δὲ πυρὶ, ἐπορεύθησαν εἰς τὴν ἱερὰν Ιλιον . Ὡσαύτως δὲ ἀφ᾿ ἑτέρου μέρους οἱ εὔοπλοι Ἕλληνες τὰ σώματα ἐπὶ τῆς πυρᾶς ἐσώρευον , λυπούμενοι κατὰ ψυχὴν · καισαντες δὲ πυρὶ ἐπορεύθησαν ἐπὶ τὰς βαθείας ναῦς · ὁπηνίκα δὲ οὔπω δὴ ἦν ἡμέρα , ἔτι δὲ ἦν λυκόφως , ἤτοι τὸ μεταξὺ νυκτὸς καὶ νοῦς σκοτῶδες , τηνικαῦτα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. 35 ~ δὴ περὶ τὴν πυρὰν συνήθροιστο ὁ λαὸς τῶν Ἑλλήνων κριτὸς , ἤτοι εἰς αὐτὸ τοῦτο κριθεὶς τὸ περὶ τὴν πυρκαϊὰν ἐκπονῆσαι · τάφον δὲ περὶ αὐτὴν ἕνα ἐποίουν ἐκπορευθέντες τοῦ πεδίου , ἄκριτον ἤτοι μὴ καθέκαστον διακρινόμενον , περὶ αὐτὸν δὲ ᾠκοδόμησαν τεῖ χος , πύργους υψηλοὺς , φυλακὴν τῶν τε νεῶν καὶ ἑαυτῶν· ἐν αὐτοῖς δὲ πύλας κατεσκεύαζον καλῶς ἡρμοσμένας , ὅπως δι᾽ αὐτῶν ὑπάρχοι ὁδὸς ἱππικὴ , ἔξωθεν δὲ ἔσκαψαν τάφρον βαθεῖαν ἐπ᾿ αὐτῷ , πλατεῖαν καὶ μεγάλην , περὶ αὐτὴν δὲ ὀρθὰ ξύλα και τέπηξαν . Οὕτω μὲν οἱ τὰς κεφαλὰς κομῶντες Ελληνες ἐνήρχουν . Οἱ θεοὶ δὲ παρὰ τῷ Διὶ τῷ αςραπτοντι καθήμενοι , ἐθαύμαζον τὸ μέγα ἔργον τῶν σι δηροθωράκων Ἑλλήνων. τούτοις δὲ λόγων ἤρχετο ὁ τὴν γῆν σείων Ποσειδῶν λέγων · Ω Ζεῦ πατερ αρά τις ἐστὶν ἀνὴρ ἐπὶ τῆς ἀπείρου γῆς , ὅστις ἔτι ( τοῦ λοιποῦ ) τοῖς ἀθανάτοις θεοῖς τὴν διάνοιαν καὶ τὴν βουλὴν ἀντερεῖ ; οὐχ ὁρᾷς , ὅτε δὴ οἱ τὰς κεφαλὰς κομῶντες Ἕλληνες ᾠκοδόμησαν τεῖχος ὑπὲρ τῶν νεῶν , περὶ αὐτὸ δὲ τάφρον ἐξέτειναν , καὶ ἐποίησαν , οὐδὲ τοῖς θεοῖς προσήνεγκαν θυσίας ἐνδόξους ; τούτου δὴ ἡ ἔνδοξος φήμη ἔσται , καθ᾽ ὅσον χῶρον ἐφαπλοῦται ἡ ἡμέρα . τούτου δὲ ἀμνημονήσουσιν , ὅπερ ἐγὼ καὶ ᾿Απόλλων ὁ λαμπρός τε καὶ καθαρὸς Λαομέδοντι τῷ ἥρωϊ ἐτειχίσαμεν κακοπαθήσαντες . Πρὸς τοῦτον δὲ μεγάλως βαρυνθεὶς , καὶ στενάζων εἶπεν ὁ τὰς νεφέλας ἀθροίζων Ζεύς · Φεῦ φεῦ , ὦ κινητὰ γῆς μεγαλοδύναμε , οἷον εἶπας ; ἄλλος τις ἂν ἀπὸ τῶν θεῶν φοβηθείη τὸ νόημα καὶ ἐνθύμημα τοῦτο , ὅστις πολλῷ ἀσθενέστερός σου ὑπάρχει τὰς χεῖράς τε καὶ τὴν δύναμιν · τὸ σὸν δὴ κλέος ἔσται,καθ᾽ ὅσον χῶρον ἐφαπλοῦται ἡ ἡμέρα · ἄγε μὴν, ὅταν δὴ οἱ τὰς κεφαλὰς κομῶντες Ἕλληνες πορευθῶσι σὺν ταῖς ναυσὶν ἐπὶ τὴν ἀγαπητὴν γῆν τὴν πατρίδα , τὸ τεῖχος καταλύσας , τοῦτο μὲν ἅπαν εἰς τὴν θάλασσαν κατάχεον ,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>ΠΑΡΑΦΡΑΣΙΣ . 37 πάλιν δὲ τὸν μέγαν αἰγιαλὸν τοῖς ψάμμοις κατακάλυψον , ὅπως ἄν σοι τὸ μέγα τεῖχος τῶν Ἑλλήνων καταλυθῇ καὶ ἀφανισθῇ . Οὕτως οὗτοι μὲν τοιαῦτα πρὸς ἀλλήλουςἔλεγον , ἔδυτε ὁ ἥλιος , ἀπήρτιστο δὲ τὸ ἔργον τῶν Ἑλλήνων , βοῦς δὲ ἐφόνευον κατὰ τὰς σκηνὰς εἰς δείπνου κατασκευὴν, καὶ ἐδειπνοποιοῦντο . νῆες δὲ ἐκτῆς Λήμνουπαρεγένοντο κομίζουσαι οἶνον πολλαὶ , ἃς ἔπεμψεν Εὔνηος ὁ υἱὸς τοῦ Ἰάσονος , ὃν δὴ ἔτεκεν ἡ Ὑψιπύλη εὐνηθεῖσα Ἰάσονι τῷ βασιλεῖ τῶν λαῶν · ἰδίᾳ δὲ τοῖς ὑἱοῖς τοῦ ᾿Ατρέως τῷ ᾿Αγαμέμνονι καὶ τῷ Μενελάῳ ἔδωκεν ὁ υἱὸς τοῦ Ἰάσονος ἄγειν οἶνον χίλια μέτρα . Ἐντεῦθεν δὴ οἶνον ὠνοῦντο οἱ τὰς κεφαλὰς κομῶντες Ἕλληνες , ἄλλοι μὲν διὰ σιδήρου λαμπροῦ , ἄλλοι δὲ διὰ δερμάτων , ἄλλοι δὲ δι᾽ αὐτῶν τῶν βοῶν, ἄλλοι δὲ δι᾿ αἰχμαλώτων· ἐποιοῦντο δὲ δαψιλῆ εὐωχίαν . Δι᾽ ὅλης μὲν οὖν τῆς </text:span></text:span><text:soft-page-break/><text:span text:style-name="AncientGreek_3a__20_Ἀρχαία_20_ἑλληνικά"><text:span text:style-name="T1">νυκτὸς μετὰ ταῦτα οἱ τὰς κεφαλὰς κομῶντες Ἕλληνες εὐωχοῦντο , οἱ Τρῶες δὲ καὶ οἱ σύμμαχοι αὐτῶν κατὰ τὴν πόλιν · δι᾽ ὅλης δὲ τῆς νυκτὸς κακὰ αὐτοῖς ἐβουλεύετο ὁ βουλευτικὸςΖεὺς , καταπληκτικῶς βροντῶν · τούτους δὲ χλωροποιὸς φόβος κατελάμβανε , οἶνον δὲ ἐκ τῶν ποτηρίων εἰς γῆν κατέχεαν , οὐ δὲ ὑπέμεινε τις πιεῖν πρότερον , πρὶν ἢ σπεῖσαι τῷ μεγαλοδυνάμῳ ὑτῷ τοῦ Κρόνου · Ανεκλίθησαν δ᾽ οὖν μετὰ ταῦτα , καὶ τὸ δῶρον τοῦ ὕπνου ἔλαβον ,ἤτοι αὐτὸ τὸ κοίμημα , ὅπερ ἡμῖν ὁ σωματοειδὴς ὕπνος δωρεῖται . </text:span></text:span></text:p>
      <text:p text:style-name="P1"><text:span text:style-name="AncientGreek_3a__20_Ἀρχαία_20_ἑλληνικά"><text:span text:style-name="T1"/></text:span></text:p>
      <text:p text:style-name="P1"><text:span text:style-name="AncientGreek_3a__20_Ἀρχαία_20_ἑλληνικά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ncientGreek" svg:font-family="AncientGree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grc" fo:country="G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ncientGreek_3a__20_Normal_20_text" style:display-name="AncientGreek: Normal text" style:family="text"/>
    <style:style style:name="AncientGreek_3a__20_Ἀρχαία_20_ἑλληνικά" style:display-name="AncientGreek: Ἀρχαία ἑλληνικά" style:family="text">
      <style:text-properties style:font-name="AncientGreek" fo:font-family="AncientGreek" style:font-family-generic="roman" style:font-pitch="variable" fo:language="grc" fo:country="G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9T15:22:22.752000000</meta:creation-date>
    <dc:title>Ancient Greek</dc:title>
    <dc:date>2023-08-20T20:55:09.809000000</dc:date>
    <meta:editing-duration>PT1H11M20S</meta:editing-duration>
    <meta:editing-cycles>9</meta:editing-cycles>
    <meta:generator>LibreOffice/7.1.5.2$Windows_X86_64 LibreOffice_project/85f04e9f809797b8199d13c421bd8a2b025d52b5</meta:generator>
    <meta:document-statistic meta:table-count="0" meta:image-count="0" meta:object-count="0" meta:page-count="10" meta:paragraph-count="18" meta:word-count="5244" meta:character-count="28819" meta:non-whitespace-character-count="23575"/>
  </office:meta>
</office:document-meta>
</file>